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list-style-name="LFO1" style:family="paragraph"/>
    <style:style style:name="T3" style:parent-style-name="Fuentedepárrafopredeter.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Fuentedepárrafopredeter.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Fuentedepárrafopredeter.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Objetivo 1: Definir la idea de negocio</text:p>
      <text:list text:style-name="LFO1" text:continue-numbering="true">
        <text:list-item>
          <text:p text:style-name="P2"><text:span text:style-name="T3">Específico:</text:span><text:s/>Realizar Arduino para ir a centros educativos y mostrarles la robótica y a lo mejor brevemente la programación.</text:p>
        </text:list-item>
        <text:list-item>
          <text:p text:style-name="P4"><text:span text:style-name="T5">Medible:</text:span><text:s/>Realizando una cantidad reducida de Arduino (4) y buscando uno o dos centros educativos.</text:p>
        </text:list-item>
        <text:list-item>
          <text:p text:style-name="P6"><text:span text:style-name="T7">Alcanzable:</text:span><text:s/>Con trabajo, comunicarse con centros educativos y programas unos Arduino se puede alcanzar.</text:p>
        </text:list-item>
        <text:list-item>
          <text:p text:style-name="P8"><text:span text:style-name="T9">Relevante:</text:span><text:s/>Es importante para los jóvenes tener conocimiento de lo que le puede aportar la programación y robótico.</text:p>
        </text:list-item>
        <text:list-item>
          <text:p text:style-name="P10"><text:span text:style-name="T11">Tiempo límite:</text:span><text:s/>Noviembre finale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uillermo Domingo Majada San Román</meta:initial-creator>
    <dc:creator>Guillermo Domingo Majada San Román</dc:creator>
    <meta:creation-date>2025-10-22T07:40:00Z</meta:creation-date>
    <dc:date>2025-10-24T07:17:00Z</dc:date>
    <meta:template xlink:href="Normal" xlink:type="simple"/>
    <meta:editing-cycles>4</meta:editing-cycles>
    <meta:editing-duration>PT1740S</meta:editing-duration>
    <meta:document-statistic meta:page-count="1" meta:paragraph-count="1" meta:word-count="79" meta:character-count="514" meta:row-count="3" meta:non-whitespace-character-count="436"/>
  </office:meta>
</office:document-meta>
</file>